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stu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 office:value-type="string">
            <text:p>biomass.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6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1</text:p>
          </table:table-cell>
          <table:table-cell office:value-type="float" office:value="10400">
            <text:p>1040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2</text:p>
          </table:table-cell>
          <table:table-cell office:value-type="float" office:value="9550">
            <text:p>955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3</text:p>
          </table:table-cell>
          <table:table-cell office:value-type="float" office:value="8250">
            <text:p>825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2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2</text:p>
          </table:table-cell>
          <table:table-cell office:value-type="float" office:value="0.028">
            <text:p>0,02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2</text:p>
          </table:table-cell>
          <table:table-cell office:value-type="float" office:value="0.183">
            <text:p>0,18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3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3</text:p>
          </table:table-cell>
          <table:table-cell/>
        </table:table-row>
      </table:table>
      <table:table table:name="Goreliy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8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9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8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4970">
            <text:p>497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5564">
            <text:p>556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3497">
            <text:p>34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1mg1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2mg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3mg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g2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g2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g2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1mg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2mg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3mg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g4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g4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g4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/>
        </table:table-row>
      </table:table>
      <table:table table:name="2razrez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dal.level</text:p>
          </table:table-cell>
          <table:table-cell office:value-type="string">
            <text:p>sample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</table:table>
      <table:table table:name="ZRS_Ryashko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b1</text:p>
          </table:table-cell>
          <table:table-cell office:value-type="float" office:value="5685">
            <text:p>568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b2</text:p>
          </table:table-cell>
          <table:table-cell office:value-type="float" office:value="10312">
            <text:p>103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b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06:35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4-21T23:04:25</meta:creation-date>
    <dc:date>2013-04-22T07:38:52</dc:date>
    <dc:creator>Sophia Nazarova</dc:creator>
    <meta:editing-duration>PT15M54S</meta:editing-duration>
    <meta:editing-cycles>4</meta:editing-cycles>
    <meta:generator>LibreOffice/3.6$Linux_X86_64 LibreOffice_project/360m1$Build-2</meta:generator>
    <meta:document-statistic meta:table-count="4" meta:cell-count="1305" meta:object-count="0"/>
  </office:meta>
</office:document-meta>
</file>